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Serif" fo:font-weight="bold" officeooo:rsid="00096270" officeooo:paragraph-rsid="00096270" fo:background-color="transparent" style:font-weight-asian="bold" style:font-weight-complex="bold"/>
    </style:style>
    <style:style style:name="P2" style:family="paragraph" style:parent-style-name="Standard">
      <style:text-properties style:font-name="FreeSerif" fo:font-size="14pt" fo:font-weight="bold" officeooo:rsid="00096270" officeooo:paragraph-rsid="00096270" fo:background-color="transparent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FreeSerif" fo:font-weight="normal" officeooo:rsid="00096270" officeooo:paragraph-rsid="00096270" fo:background-color="transparent" style:font-weight-asian="normal" style:font-weight-complex="normal"/>
    </style:style>
    <style:style style:name="P4" style:family="paragraph" style:parent-style-name="Standard">
      <style:text-properties style:font-name="FreeSerif" fo:font-style="normal" fo:font-weight="normal" officeooo:rsid="00096270" officeooo:paragraph-rsid="00096270" fo:background-color="transparent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FreeSerif" fo:font-style="normal" fo:font-weight="bold" officeooo:rsid="00096270" officeooo:paragraph-rsid="00096270" fo:background-color="transparent" style:font-style-asian="normal" style:font-weight-asian="bold" style:font-style-complex="normal" style:font-weight-complex="bold"/>
    </style:style>
    <style:style style:name="P6" style:family="paragraph" style:parent-style-name="Standard">
      <style:text-properties style:font-name="FreeSerif" fo:font-style="normal" style:text-underline-style="none" fo:font-weight="bold" officeooo:rsid="000a81d0" officeooo:paragraph-rsid="000a81d0" fo:background-color="transparent" style:font-style-asian="normal" style:font-weight-asian="bold" style:font-style-complex="normal" style:font-weight-complex="bold"/>
    </style:style>
    <style:style style:name="P7" style:family="paragraph" style:parent-style-name="Standard">
      <style:text-properties style:font-name="FreeSerif" fo:font-style="normal" style:text-underline-style="none" fo:font-weight="normal" officeooo:rsid="00096270" officeooo:paragraph-rsid="00096270" fo:background-color="transparent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FreeSerif" fo:font-style="normal" style:text-underline-style="none" fo:font-weight="normal" officeooo:rsid="000a81d0" officeooo:paragraph-rsid="000a81d0" fo:background-color="transparent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style:line-height-at-least="0.503cm"/>
      <style:text-properties fo:color="#abb2bf" loext:opacity="100%" style:font-name="Droid Sans Mono" fo:font-size="10.5pt" fo:font-weight="normal" fo:background-color="transparent"/>
    </style:style>
    <style:style style:name="P10" style:family="paragraph" style:parent-style-name="Standard">
      <style:paragraph-properties style:line-height-at-least="0.503cm"/>
      <style:text-properties fo:color="#7f848e" loext:opacity="100%" style:font-name="Droid Sans Mono" fo:font-size="10.5pt" fo:font-weight="normal" fo:background-color="transparent"/>
    </style:style>
    <style:style style:name="P11" style:family="paragraph" style:parent-style-name="Standard">
      <style:text-properties fo:color="#7f848e" loext:opacity="100%" style:font-name="Droid Sans Mono" fo:font-size="10.5pt" fo:font-style="normal" style:text-underline-style="none" fo:font-weight="normal" officeooo:rsid="000a81d0" officeooo:paragraph-rsid="000a81d0" fo:background-color="transparent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style:line-height-at-least="0.503cm"/>
      <style:text-properties fo:background-color="transparent"/>
    </style:style>
    <style:style style:name="P13" style:family="paragraph" style:parent-style-name="Standard">
      <style:paragraph-properties fo:margin-top="0cm" fo:margin-bottom="0.499cm" style:contextual-spacing="false" style:line-height-at-least="0.503cm"/>
      <style:text-properties fo:background-color="transparen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7f848e" loext:opacity="100%"/>
    </style:style>
    <style:style style:name="T3" style:family="text">
      <style:text-properties fo:color="#d55fde" loext:opacity="100%"/>
    </style:style>
    <style:style style:name="T4" style:family="text">
      <style:text-properties fo:color="#89ca78" loext:opacity="100%"/>
    </style:style>
    <style:style style:name="T5" style:family="text">
      <style:text-properties fo:color="#e5c07b" loext:opacity="100%"/>
    </style:style>
    <style:style style:name="T6" style:family="text">
      <style:text-properties fo:color="#ef596f" loext:opacity="100%"/>
    </style:style>
    <style:style style:name="T7" style:family="text">
      <style:text-properties fo:color="#d19a66" loext:opacity="100%"/>
    </style:style>
    <style:style style:name="T8" style:family="text">
      <style:text-properties fo:color="#61afef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EE3096S PRAC 3 REPORT</text:p>
      <text:p text:style-name="P1"/>
      <text:p text:style-name="P3">Robert Dugmore – <text:span text:style-name="T1">DGMROB001</text:span></text:p>
      <text:p text:style-name="P4">Thomas Koen – <text:span text:style-name="T1">KNXTHO003</text:span></text:p>
      <text:p text:style-name="P4"/>
      <text:p text:style-name="P4">19 September 2023</text:p>
      <text:p text:style-name="P4"/>
      <text:p text:style-name="P5">GITHUB LINK</text:p>
      <text:p text:style-name="P5"/>
      <text:p text:style-name="P7">Entire repo: <text:a xlink:type="simple" xlink:href="https://github.com/rothdu/EEE3096S" text:style-name="Internet_20_link" text:visited-style-name="Visited_20_Internet_20_Link">https://github.com/rothdu/EEE3096S</text:a> </text:p>
      <text:p text:style-name="P8">Prac 3 folder: <text:a xlink:type="simple" xlink:href="https://github.com/rothdu/EEE3096S/tree/main/Prac3" text:style-name="Internet_20_link" text:visited-style-name="Visited_20_Internet_20_Link">https://github.com/rothdu/EEE3096S/tree/main/Prac3</text:a> </text:p>
      <text:p text:style-name="P8">main.c: <text:a xlink:type="simple" xlink:href="https://github.com/rothdu/EEE3096S/blob/main/Prac3/Core/Src/main.c" text:style-name="Internet_20_link" text:visited-style-name="Visited_20_Internet_20_Link">https://github.com/rothdu/EEE3096S/blob/main/Prac3/Core/Src/main.c</text:a> </text:p>
      <text:p text:style-name="P7"/>
      <text:p text:style-name="P6">CODE</text:p>
      <text:p text:style-name="P6"/>
      <text:p text:style-name="P11">/* USER CODE BEGIN Header */</text:p>
      <text:p text:style-name="P10">/**</text:p>
      <text:p text:style-name="P10">******************************************************************************</text:p>
      <text:p text:style-name="P9"><text:span text:style-name="T2">* </text:span><text:span text:style-name="T3">@file</text:span><text:span text:style-name="T2"> : main.c</text:span></text:p>
      <text:p text:style-name="P9"><text:span text:style-name="T2">* </text:span><text:span text:style-name="T3">@brief</text:span><text:span text:style-name="T2"> : Main program body</text:span></text:p>
      <text:p text:style-name="P10">******************************************************************************</text:p>
      <text:p text:style-name="P9"><text:span text:style-name="T2">* </text:span><text:span text:style-name="T3">@attention</text:span></text:p>
      <text:p text:style-name="P10">*</text:p>
      <text:p text:style-name="P10">* Copyright (c) 2023 STMicroelectronics.</text:p>
      <text:p text:style-name="P10">* All rights reserved.</text:p>
      <text:p text:style-name="P10">*</text:p>
      <text:p text:style-name="P10">* This software is licensed under terms that can be found in the LICENSE file</text:p>
      <text:p text:style-name="P10">* in the root directory of this software component.</text:p>
      <text:p text:style-name="P10">* If no LICENSE file comes with this software, it is provided AS-IS.</text:p>
      <text:p text:style-name="P10">*</text:p>
      <text:p text:style-name="P10">******************************************************************************</text:p>
      <text:p text:style-name="P10">*/</text:p>
      <text:p text:style-name="P10">/* USER CODE END Header */</text:p>
      <text:p text:style-name="P10">/* Includes ------------------------------------------------------------------*/</text:p>
      <text:p text:style-name="P9"><text:span text:style-name="T3">#include</text:span> <text:span text:style-name="T4">"main.h"</text:span></text:p>
      <text:p text:style-name="P12"/>
      <text:p text:style-name="P10">/* Private includes ----------------------------------------------------------*/</text:p>
      <text:p text:style-name="P10">/* USER CODE BEGIN Includes */</text:p>
      <text:p text:style-name="P9"><text:span text:style-name="T3">#include</text:span> <text:span text:style-name="T4">&lt;stdio.h&gt;</text:span></text:p>
      <text:p text:style-name="P9"><text:span text:style-name="T3">#include</text:span> <text:span text:style-name="T4">"stm32f0xx.h"</text:span></text:p>
      <text:p text:style-name="P9"><text:span text:style-name="T3">#include</text:span> <text:span text:style-name="T4">&lt;lcd_stm32f0.c&gt;</text:span></text:p>
      <text:p text:style-name="P10">/* USER CODE END Includes */</text:p>
      <text:p text:style-name="P12"/>
      <text:p text:style-name="P10">/* Private typedef -----------------------------------------------------------*/</text:p>
      <text:p text:style-name="P10">/* USER CODE BEGIN PTD */</text:p>
      <text:p text:style-name="P12"/>
      <text:p text:style-name="P10">/* USER CODE END PTD */</text:p>
      <text:p text:style-name="P12"/>
      <text:p text:style-name="P10">/* Private define ------------------------------------------------------------*/</text:p>
      <text:p text:style-name="P10">/* USER CODE BEGIN PD */</text:p>
      <text:p text:style-name="P12"/>
      <text:p text:style-name="P10">/* USER CODE END PD */</text:p>
      <text:p text:style-name="P12"><text:soft-page-break/></text:p>
      <text:p text:style-name="P10">/* Private macro -------------------------------------------------------------*/</text:p>
      <text:p text:style-name="P10">/* USER CODE BEGIN PM */</text:p>
      <text:p text:style-name="P12"/>
      <text:p text:style-name="P10">/* USER CODE END PM */</text:p>
      <text:p text:style-name="P12"/>
      <text:p text:style-name="P10">/* Private variables ---------------------------------------------------------*/</text:p>
      <text:p text:style-name="P9"><text:span text:style-name="T5">ADC_HandleTypeDef</text:span> <text:span text:style-name="T6">hadc</text:span>;</text:p>
      <text:p text:style-name="P9"><text:span text:style-name="T5">TIM_HandleTypeDef</text:span> <text:span text:style-name="T6">htim3</text:span>;</text:p>
      <text:p text:style-name="P12"/>
      <text:p text:style-name="P10">/* USER CODE BEGIN PV */</text:p>
      <text:p text:style-name="P9"><text:span text:style-name="T5">uint32_t</text:span> <text:span text:style-name="T6">prev_millis</text:span> <text:span text:style-name="T3">=</text:span> <text:span text:style-name="T7">0</text:span>;</text:p>
      <text:p text:style-name="P9"><text:span text:style-name="T5">uint32_t</text:span> <text:span text:style-name="T6">curr_millis</text:span> <text:span text:style-name="T3">=</text:span> <text:span text:style-name="T7">0</text:span>;</text:p>
      <text:p text:style-name="P9"><text:span text:style-name="T5">uint32_t</text:span> <text:span text:style-name="T6">delay_t</text:span> <text:span text:style-name="T3">=</text:span> <text:span text:style-name="T7">500</text:span>;<text:span text:style-name="T2"> // Initialise delay to 500ms</text:span></text:p>
      <text:p text:style-name="P9"><text:span text:style-name="T5">uint32_t</text:span> <text:span text:style-name="T6">adc_val</text:span>;</text:p>
      <text:p text:style-name="P12"/>
      <text:p text:style-name="P10">// TODO: Debounce stuff (added to make this section easier to find)</text:p>
      <text:p text:style-name="P9"><text:span text:style-name="T5">uint32_t</text:span> <text:span text:style-name="T6">button0_prev_tick</text:span> <text:span text:style-name="T3">=</text:span> <text:span text:style-name="T7">0</text:span>;<text:span text:style-name="T2"> // initiliase "previous button0 tick" to 0</text:span></text:p>
      <text:p text:style-name="P9"><text:span text:style-name="T5">uint8_t</text:span> <text:span text:style-name="T6">debounce_delay</text:span> <text:span text:style-name="T3">=</text:span> <text:span text:style-name="T7">50</text:span>;</text:p>
      <text:p text:style-name="P10">/* USER CODE END PV */</text:p>
      <text:p text:style-name="P12"/>
      <text:p text:style-name="P10">/* Private function prototypes -----------------------------------------------*/</text:p>
      <text:p text:style-name="P9"><text:span text:style-name="T3">void</text:span> <text:span text:style-name="T8">SystemClock_Config</text:span>(<text:span text:style-name="T3">void</text:span>);</text:p>
      <text:p text:style-name="P9">static void <text:span text:style-name="T8">MX_GPIO_Init</text:span>(void);</text:p>
      <text:p text:style-name="P9">static void <text:span text:style-name="T8">MX_ADC_Init</text:span>(void);</text:p>
      <text:p text:style-name="P9">static void <text:span text:style-name="T8">MX_TIM3_Init</text:span>(void);</text:p>
      <text:p text:style-name="P12"/>
      <text:p text:style-name="P9">/* USER CODE BEGIN PFP */</text:p>
      <text:p text:style-name="P9">void <text:span text:style-name="T8">EXTI0_1_IRQHandler</text:span>(void);</text:p>
      <text:p text:style-name="P9">void <text:span text:style-name="T8">writeLCD</text:span>(char *<text:span text:style-name="T6">char_in</text:span>);</text:p>
      <text:p text:style-name="P9"><text:span text:style-name="T5">uint32_t</text:span> <text:span text:style-name="T8">pollADC</text:span>(void);</text:p>
      <text:p text:style-name="P9"><text:span text:style-name="T5">uint32_t</text:span> <text:span text:style-name="T8">ADCtoCCR</text:span>(<text:span text:style-name="T5">uint32_t</text:span> <text:span text:style-name="T6">adc_val</text:span>);</text:p>
      <text:p text:style-name="P9">/* USER CODE END PFP */</text:p>
      <text:p text:style-name="P12"/>
      <text:p text:style-name="P9">/* Private user code ---------------------------------------------------------*/</text:p>
      <text:p text:style-name="P9">/* USER CODE BEGIN 0 */</text:p>
      <text:p text:style-name="P12"/>
      <text:p text:style-name="P9">/* USER CODE END 0 */</text:p>
      <text:p text:style-name="P12"/>
      <text:p text:style-name="P9">/**</text:p>
      <text:p text:style-name="P9">* @brief The application entry point.</text:p>
      <text:p text:style-name="P9">* @retval int</text:p>
      <text:p text:style-name="P9">*/</text:p>
      <text:p text:style-name="P9">int <text:span text:style-name="T8">main</text:span>(void)</text:p>
      <text:p text:style-name="P9">{</text:p>
      <text:p text:style-name="P9">/* USER CODE BEGIN 1 */</text:p>
      <text:p text:style-name="P9">/* USER CODE END 1 */</text:p>
      <text:p text:style-name="P12"/>
      <text:p text:style-name="P9">/* MCU Configuration--------------------------------------------------------*/</text:p>
      <text:p text:style-name="P12"/>
      <text:p text:style-name="P9">/* Reset of all peripherals, Initializes the Flash interface and the Systick. */</text:p>
      <text:p text:style-name="P9"><text:soft-page-break/><text:span text:style-name="T8">HAL_Init</text:span>();</text:p>
      <text:p text:style-name="P12"/>
      <text:p text:style-name="P9">/* USER CODE BEGIN Init */</text:p>
      <text:p text:style-name="P9">/* USER CODE END Init */</text:p>
      <text:p text:style-name="P12"/>
      <text:p text:style-name="P9">/* Configure the system clock */</text:p>
      <text:p text:style-name="P9"><text:span text:style-name="T8">SystemClock_Config</text:span>();</text:p>
      <text:p text:style-name="P12"/>
      <text:p text:style-name="P9">/* USER CODE BEGIN SysInit */</text:p>
      <text:p text:style-name="P9">/* USER CODE END SysInit */</text:p>
      <text:p text:style-name="P12"/>
      <text:p text:style-name="P9">/* Initialize all configured peripherals */</text:p>
      <text:p text:style-name="P9"><text:span text:style-name="T8">MX_GPIO_Init</text:span>();</text:p>
      <text:p text:style-name="P9"><text:span text:style-name="T8">MX_ADC_Init</text:span>();</text:p>
      <text:p text:style-name="P9"><text:span text:style-name="T8">MX_TIM3_Init</text:span>();</text:p>
      <text:p text:style-name="P12"/>
      <text:p text:style-name="P9">/* USER CODE BEGIN 2 */</text:p>
      <text:p text:style-name="P9"><text:span text:style-name="T8">init_LCD</text:span>();</text:p>
      <text:p text:style-name="P12"/>
      <text:p text:style-name="P9">// PWM setup</text:p>
      <text:p text:style-name="P9"><text:span text:style-name="T5">uint32_t</text:span> <text:span text:style-name="T6">CCR</text:span> = 0;</text:p>
      <text:p text:style-name="P9"><text:span text:style-name="T8">HAL_TIM_PWM_Start</text:span>(&amp;<text:span text:style-name="T6">htim3</text:span>, <text:span text:style-name="T8">TIM_CHANNEL_3</text:span>); // Start PWM on TIM3 Channel 3</text:p>
      <text:p text:style-name="P9">/* USER CODE END 2 */</text:p>
      <text:p text:style-name="P12"/>
      <text:p text:style-name="P9">/* Infinite loop */</text:p>
      <text:p text:style-name="P9">/* USER CODE BEGIN WHILE */</text:p>
      <text:p text:style-name="P9">while (1)</text:p>
      <text:p text:style-name="P9">{</text:p>
      <text:p text:style-name="P9">// Toggle LED0</text:p>
      <text:p text:style-name="P9"><text:span text:style-name="T8">HAL_GPIO_TogglePin</text:span>(<text:span text:style-name="T8">GPIOB</text:span>, <text:span text:style-name="T8">LED7_Pin</text:span>);</text:p>
      <text:p text:style-name="P12"/>
      <text:p text:style-name="P9">// ADC to LCD; TODO: Read POT1 value and write to LCD</text:p>
      <text:p text:style-name="P9"><text:span text:style-name="T5">uint32_t</text:span> <text:span text:style-name="T6">adc_val</text:span> = <text:span text:style-name="T8">pollADC</text:span>();</text:p>
      <text:p text:style-name="P12"/>
      <text:p text:style-name="P9">char <text:span text:style-name="T6">str</text:span>[5]; // create string to store value</text:p>
      <text:p text:style-name="P9"><text:span text:style-name="T8">sprintf</text:span>(<text:span text:style-name="T6">str</text:span>, "%d", <text:span text:style-name="T6">adc_val</text:span>); // convert int to string</text:p>
      <text:p text:style-name="P12"/>
      <text:p text:style-name="P9"><text:span text:style-name="T8">writeLCD</text:span>(<text:span text:style-name="T6">str</text:span>); // write string to LCD</text:p>
      <text:p text:style-name="P13"/>
      <text:p text:style-name="P9">// Update PWM value; TODO: Get CRR</text:p>
      <text:p text:style-name="P9"><text:span text:style-name="T6">CCR</text:span> = <text:span text:style-name="T8">ADCtoCCR</text:span>(<text:span text:style-name="T6">adc_val</text:span>);</text:p>
      <text:p text:style-name="P12"/>
      <text:p text:style-name="P9"><text:span text:style-name="T8">__HAL_TIM_SetCompare</text:span>(&amp;htim3, TIM_CHANNEL_3, CCR);</text:p>
      <text:p text:style-name="P12"/>
      <text:p text:style-name="P9">// Wait for delay ms</text:p>
      <text:p text:style-name="P9"><text:span text:style-name="T8">HAL_Delay</text:span> (<text:span text:style-name="T6">delay_t</text:span>);</text:p>
      <text:p text:style-name="P9">/* USER CODE END WHILE */</text:p>
      <text:p text:style-name="P12"/>
      <text:p text:style-name="P9">/* USER CODE BEGIN 3 */</text:p>
      <text:p text:style-name="P9">}</text:p>
      <text:p text:style-name="P9"><text:soft-page-break/>/* USER CODE END 3 */</text:p>
      <text:p text:style-name="P9">}</text:p>
      <text:p text:style-name="P12"/>
      <text:p text:style-name="P9">/**</text:p>
      <text:p text:style-name="P9">* @brief System Clock Configuration</text:p>
      <text:p text:style-name="P9">* @retval None</text:p>
      <text:p text:style-name="P9">*/</text:p>
      <text:p text:style-name="P9">void <text:span text:style-name="T8">SystemClock_Config</text:span>(void)</text:p>
      <text:p text:style-name="P9">{</text:p>
      <text:p text:style-name="P9"><text:span text:style-name="T8">LL_FLASH_SetLatency</text:span>(<text:span text:style-name="T8">LL_FLASH_LATENCY_0</text:span>);</text:p>
      <text:p text:style-name="P9">while(<text:span text:style-name="T8">LL_FLASH_GetLatency</text:span>() != <text:span text:style-name="T8">LL_FLASH_LATENCY_0</text:span>)</text:p>
      <text:p text:style-name="P9">{</text:p>
      <text:p text:style-name="P9">}</text:p>
      <text:p text:style-name="P9"><text:span text:style-name="T8">LL_RCC_HSI_Enable</text:span>();</text:p>
      <text:p text:style-name="P12"/>
      <text:p text:style-name="P9">/* Wait till HSI is ready */</text:p>
      <text:p text:style-name="P9">while(<text:span text:style-name="T8">LL_RCC_HSI_IsReady</text:span>() != 1)</text:p>
      <text:p text:style-name="P9">{</text:p>
      <text:p text:style-name="P12"/>
      <text:p text:style-name="P9">}</text:p>
      <text:p text:style-name="P9"><text:span text:style-name="T8">LL_RCC_HSI_SetCalibTrimming</text:span>(16);</text:p>
      <text:p text:style-name="P9"><text:span text:style-name="T8">LL_RCC_HSI14_Enable</text:span>();</text:p>
      <text:p text:style-name="P12"/>
      <text:p text:style-name="P9">/* Wait till HSI14 is ready */</text:p>
      <text:p text:style-name="P9">while(<text:span text:style-name="T8">LL_RCC_HSI14_IsReady</text:span>() != 1)</text:p>
      <text:p text:style-name="P9">{</text:p>
      <text:p text:style-name="P12"/>
      <text:p text:style-name="P9">}</text:p>
      <text:p text:style-name="P9"><text:span text:style-name="T8">LL_RCC_HSI14_SetCalibTrimming</text:span>(16);</text:p>
      <text:p text:style-name="P9"><text:span text:style-name="T8">LL_RCC_SetAHBPrescaler</text:span>(<text:span text:style-name="T8">LL_RCC_SYSCLK_DIV_1</text:span>);</text:p>
      <text:p text:style-name="P9"><text:span text:style-name="T8">LL_RCC_SetAPB1Prescaler</text:span>(<text:span text:style-name="T8">LL_RCC_APB1_DIV_1</text:span>);</text:p>
      <text:p text:style-name="P9"><text:span text:style-name="T8">LL_RCC_SetSysClkSource</text:span>(<text:span text:style-name="T8">LL_RCC_SYS_CLKSOURCE_HSI</text:span>);</text:p>
      <text:p text:style-name="P12"/>
      <text:p text:style-name="P9">/* Wait till System clock is ready */</text:p>
      <text:p text:style-name="P9">while(<text:span text:style-name="T8">LL_RCC_GetSysClkSource</text:span>() != <text:span text:style-name="T8">LL_RCC_SYS_CLKSOURCE_STATUS_HSI</text:span>)</text:p>
      <text:p text:style-name="P9">{</text:p>
      <text:p text:style-name="P12"/>
      <text:p text:style-name="P9">}</text:p>
      <text:p text:style-name="P9"><text:span text:style-name="T8">LL_SetSystemCoreClock</text:span>(8000000);</text:p>
      <text:p text:style-name="P12"/>
      <text:p text:style-name="P9">/* Update the time base */</text:p>
      <text:p text:style-name="P9">if (<text:span text:style-name="T8">HAL_InitTick</text:span> (<text:span text:style-name="T8">TICK_INT_PRIORITY</text:span>) != <text:span text:style-name="T6">HAL_OK</text:span>)</text:p>
      <text:p text:style-name="P9">{</text:p>
      <text:p text:style-name="P9"><text:span text:style-name="T8">Error_Handler</text:span>();</text:p>
      <text:p text:style-name="P9">}</text:p>
      <text:p text:style-name="P9"><text:span text:style-name="T8">LL_RCC_HSI14_EnableADCControl</text:span>();</text:p>
      <text:p text:style-name="P9">}</text:p>
      <text:p text:style-name="P12"/>
      <text:p text:style-name="P9">/**</text:p>
      <text:p text:style-name="P9">* @brief ADC Initialization Function</text:p>
      <text:p text:style-name="P9">* @param None</text:p>
      <text:p text:style-name="P9"><text:soft-page-break/>* @retval None</text:p>
      <text:p text:style-name="P9">*/</text:p>
      <text:p text:style-name="P9">static void <text:span text:style-name="T8">MX_ADC_Init</text:span>(void)</text:p>
      <text:p text:style-name="P9">{</text:p>
      <text:p text:style-name="P12"/>
      <text:p text:style-name="P9">/* USER CODE BEGIN ADC_Init 0 */</text:p>
      <text:p text:style-name="P9">/* USER CODE END ADC_Init 0 */</text:p>
      <text:p text:style-name="P12"/>
      <text:p text:style-name="P9"><text:span text:style-name="T5">ADC_ChannelConfTypeDef</text:span> <text:span text:style-name="T6">sConfig</text:span> = {0};</text:p>
      <text:p text:style-name="P12"/>
      <text:p text:style-name="P9">/* USER CODE BEGIN ADC_Init 1 */</text:p>
      <text:p text:style-name="P12"/>
      <text:p text:style-name="P9">/* USER CODE END ADC_Init 1 */</text:p>
      <text:p text:style-name="P12"/>
      <text:p text:style-name="P9">/** Configure the global features of the ADC (Clock, Resolution, Data Alignment and number of conversion)</text:p>
      <text:p text:style-name="P9">*/</text:p>
      <text:p text:style-name="P9"><text:span text:style-name="T6">hadc</text:span>.<text:span text:style-name="T6">Instance</text:span> = <text:span text:style-name="T8">ADC1</text:span>;</text:p>
      <text:p text:style-name="P9"><text:span text:style-name="T6">hadc</text:span>.<text:span text:style-name="T6">Init</text:span>.<text:span text:style-name="T6">ClockPrescaler</text:span> = <text:span text:style-name="T8">ADC_CLOCK_ASYNC_DIV1</text:span>;</text:p>
      <text:p text:style-name="P9"><text:span text:style-name="T6">hadc</text:span>.<text:span text:style-name="T6">Init</text:span>.<text:span text:style-name="T6">Resolution</text:span> = <text:span text:style-name="T8">ADC_RESOLUTION_12B</text:span>;</text:p>
      <text:p text:style-name="P9"><text:span text:style-name="T6">hadc</text:span>.<text:span text:style-name="T6">Init</text:span>.<text:span text:style-name="T6">DataAlign</text:span> = <text:span text:style-name="T8">ADC_DATAALIGN_RIGHT</text:span>;</text:p>
      <text:p text:style-name="P9"><text:span text:style-name="T6">hadc</text:span>.<text:span text:style-name="T6">Init</text:span>.<text:span text:style-name="T6">ScanConvMode</text:span> = <text:span text:style-name="T8">ADC_SCAN_DIRECTION_FORWARD</text:span>;</text:p>
      <text:p text:style-name="P9"><text:span text:style-name="T6">hadc</text:span>.<text:span text:style-name="T6">Init</text:span>.<text:span text:style-name="T6">EOCSelection</text:span> = <text:span text:style-name="T8">ADC_EOC_SINGLE_CONV</text:span>;</text:p>
      <text:p text:style-name="P9"><text:span text:style-name="T6">hadc</text:span>.<text:span text:style-name="T6">Init</text:span>.<text:span text:style-name="T6">LowPowerAutoWait</text:span> = <text:span text:style-name="T6">DISABLE</text:span>;</text:p>
      <text:p text:style-name="P9"><text:span text:style-name="T6">hadc</text:span>.<text:span text:style-name="T6">Init</text:span>.<text:span text:style-name="T6">LowPowerAutoPowerOff</text:span> = <text:span text:style-name="T6">DISABLE</text:span>;</text:p>
      <text:p text:style-name="P9"><text:span text:style-name="T6">hadc</text:span>.<text:span text:style-name="T6">Init</text:span>.<text:span text:style-name="T6">ContinuousConvMode</text:span> = <text:span text:style-name="T6">DISABLE</text:span>;</text:p>
      <text:p text:style-name="P9"><text:span text:style-name="T6">hadc</text:span>.<text:span text:style-name="T6">Init</text:span>.<text:span text:style-name="T6">DiscontinuousConvMode</text:span> = <text:span text:style-name="T6">DISABLE</text:span>;</text:p>
      <text:p text:style-name="P9"><text:span text:style-name="T6">hadc</text:span>.<text:span text:style-name="T6">Init</text:span>.<text:span text:style-name="T6">ExternalTrigConv</text:span> = <text:span text:style-name="T8">ADC_SOFTWARE_START</text:span>;</text:p>
      <text:p text:style-name="P9"><text:span text:style-name="T6">hadc</text:span>.<text:span text:style-name="T6">Init</text:span>.<text:span text:style-name="T6">ExternalTrigConvEdge</text:span> = <text:span text:style-name="T8">ADC_EXTERNALTRIGCONVEDGE_NONE</text:span>;</text:p>
      <text:p text:style-name="P9"><text:span text:style-name="T6">hadc</text:span>.<text:span text:style-name="T6">Init</text:span>.<text:span text:style-name="T6">DMAContinuousRequests</text:span> = <text:span text:style-name="T6">DISABLE</text:span>;</text:p>
      <text:p text:style-name="P9"><text:span text:style-name="T6">hadc</text:span>.<text:span text:style-name="T6">Init</text:span>.<text:span text:style-name="T6">Overrun</text:span> = <text:span text:style-name="T8">ADC_OVR_DATA_PRESERVED</text:span>;</text:p>
      <text:p text:style-name="P9">if (<text:span text:style-name="T8">HAL_ADC_Init</text:span>(&amp;<text:span text:style-name="T6">hadc</text:span>) != <text:span text:style-name="T6">HAL_OK</text:span>)</text:p>
      <text:p text:style-name="P9">{</text:p>
      <text:p text:style-name="P9"><text:span text:style-name="T8">Error_Handler</text:span>();</text:p>
      <text:p text:style-name="P9">}</text:p>
      <text:p text:style-name="P12"/>
      <text:p text:style-name="P9">/** Configure for the selected ADC regular channel to be converted.</text:p>
      <text:p text:style-name="P9">*/</text:p>
      <text:p text:style-name="P9"><text:span text:style-name="T6">sConfig</text:span>.<text:span text:style-name="T6">Channel</text:span> = <text:span text:style-name="T8">ADC_CHANNEL_6</text:span>;</text:p>
      <text:p text:style-name="P9"><text:span text:style-name="T6">sConfig</text:span>.<text:span text:style-name="T6">Rank</text:span> = <text:span text:style-name="T8">ADC_RANK_CHANNEL_NUMBER</text:span>;</text:p>
      <text:p text:style-name="P9"><text:span text:style-name="T6">sConfig</text:span>.<text:span text:style-name="T6">SamplingTime</text:span> = <text:span text:style-name="T8">ADC_SAMPLETIME_1CYCLE_5</text:span>;</text:p>
      <text:p text:style-name="P9">if (<text:span text:style-name="T8">HAL_ADC_ConfigChannel</text:span>(&amp;<text:span text:style-name="T6">hadc</text:span>, &amp;<text:span text:style-name="T6">sConfig</text:span>) != <text:span text:style-name="T6">HAL_OK</text:span>)</text:p>
      <text:p text:style-name="P9">{</text:p>
      <text:p text:style-name="P9"><text:span text:style-name="T8">Error_Handler</text:span>();</text:p>
      <text:p text:style-name="P9">}</text:p>
      <text:p text:style-name="P9">/* USER CODE BEGIN ADC_Init 2 */</text:p>
      <text:p text:style-name="P9"><text:span text:style-name="T8">ADC1</text:span>-&gt;<text:span text:style-name="T6">CR</text:span> |= <text:span text:style-name="T8">ADC_CR_ADCAL</text:span>;</text:p>
      <text:p text:style-name="P9">while(<text:span text:style-name="T8">ADC1</text:span>-&gt;<text:span text:style-name="T6">CR</text:span> &amp; <text:span text:style-name="T8">ADC_CR_ADCAL</text:span>); // Calibrate the ADC</text:p>
      <text:p text:style-name="P9"><text:span text:style-name="T8">ADC1</text:span>-&gt;<text:span text:style-name="T6">CR</text:span> |= (1 &lt;&lt; 0); // Enable ADC</text:p>
      <text:p text:style-name="P9">while((<text:span text:style-name="T8">ADC1</text:span>-&gt;<text:span text:style-name="T6">ISR</text:span> &amp; (1 &lt;&lt; 0)) == 0); // Wait for ADC ready</text:p>
      <text:p text:style-name="P9">/* USER CODE END ADC_Init 2 */</text:p>
      <text:p text:style-name="P12"><text:soft-page-break/></text:p>
      <text:p text:style-name="P9">}</text:p>
      <text:p text:style-name="P12"/>
      <text:p text:style-name="P9">/**</text:p>
      <text:p text:style-name="P9">* @brief TIM3 Initialization Function</text:p>
      <text:p text:style-name="P9">* @param None</text:p>
      <text:p text:style-name="P9">* @retval None</text:p>
      <text:p text:style-name="P9">*/</text:p>
      <text:p text:style-name="P9">static void <text:span text:style-name="T8">MX_TIM3_Init</text:span>(void)</text:p>
      <text:p text:style-name="P9">{</text:p>
      <text:p text:style-name="P12"/>
      <text:p text:style-name="P9">/* USER CODE BEGIN TIM3_Init 0 */</text:p>
      <text:p text:style-name="P12"/>
      <text:p text:style-name="P9">/* USER CODE END TIM3_Init 0 */</text:p>
      <text:p text:style-name="P12"/>
      <text:p text:style-name="P9"><text:span text:style-name="T5">TIM_ClockConfigTypeDef</text:span> <text:span text:style-name="T6">sClockSourceConfig</text:span> = {0};</text:p>
      <text:p text:style-name="P9"><text:span text:style-name="T5">TIM_MasterConfigTypeDef</text:span> <text:span text:style-name="T6">sMasterConfig</text:span> = {0};</text:p>
      <text:p text:style-name="P9"><text:span text:style-name="T5">TIM_OC_InitTypeDef</text:span> <text:span text:style-name="T6">sConfigOC</text:span> = {0};</text:p>
      <text:p text:style-name="P12"/>
      <text:p text:style-name="P9">/* USER CODE BEGIN TIM3_Init 1 */</text:p>
      <text:p text:style-name="P12"/>
      <text:p text:style-name="P9">/* USER CODE END TIM3_Init 1 */</text:p>
      <text:p text:style-name="P9"><text:span text:style-name="T6">htim3</text:span>.<text:span text:style-name="T6">Instance</text:span> = <text:span text:style-name="T8">TIM3</text:span>;</text:p>
      <text:p text:style-name="P9"><text:span text:style-name="T6">htim3</text:span>.<text:span text:style-name="T6">Init</text:span>.<text:span text:style-name="T6">Prescaler</text:span> = 0;</text:p>
      <text:p text:style-name="P9"><text:span text:style-name="T6">htim3</text:span>.<text:span text:style-name="T6">Init</text:span>.<text:span text:style-name="T6">CounterMode</text:span> = <text:span text:style-name="T8">TIM_COUNTERMODE_UP</text:span>;</text:p>
      <text:p text:style-name="P9"><text:span text:style-name="T6">htim3</text:span>.<text:span text:style-name="T6">Init</text:span>.<text:span text:style-name="T6">Period</text:span> = 47999;</text:p>
      <text:p text:style-name="P9"><text:span text:style-name="T6">htim3</text:span>.<text:span text:style-name="T6">Init</text:span>.<text:span text:style-name="T6">ClockDivision</text:span> = <text:span text:style-name="T8">TIM_CLOCKDIVISION_DIV1</text:span>;</text:p>
      <text:p text:style-name="P9"><text:span text:style-name="T6">htim3</text:span>.<text:span text:style-name="T6">Init</text:span>.<text:span text:style-name="T6">AutoReloadPreload</text:span> = <text:span text:style-name="T8">TIM_AUTORELOAD_PRELOAD_DISABLE</text:span>;</text:p>
      <text:p text:style-name="P9">if (<text:span text:style-name="T8">HAL_TIM_Base_Init</text:span>(&amp;<text:span text:style-name="T6">htim3</text:span>) != <text:span text:style-name="T6">HAL_OK</text:span>)</text:p>
      <text:p text:style-name="P9">{</text:p>
      <text:p text:style-name="P9"><text:span text:style-name="T8">Error_Handler</text:span>();</text:p>
      <text:p text:style-name="P9">}</text:p>
      <text:p text:style-name="P9"><text:span text:style-name="T6">sClockSourceConfig</text:span>.<text:span text:style-name="T6">ClockSource</text:span> = <text:span text:style-name="T8">TIM_CLOCKSOURCE_INTERNAL</text:span>;</text:p>
      <text:p text:style-name="P9">if (<text:span text:style-name="T8">HAL_TIM_ConfigClockSource</text:span>(&amp;<text:span text:style-name="T6">htim3</text:span>, &amp;<text:span text:style-name="T6">sClockSourceConfig</text:span>) != <text:span text:style-name="T6">HAL_OK</text:span>)</text:p>
      <text:p text:style-name="P9">{</text:p>
      <text:p text:style-name="P9"><text:span text:style-name="T8">Error_Handler</text:span>();</text:p>
      <text:p text:style-name="P9">}</text:p>
      <text:p text:style-name="P9">if (<text:span text:style-name="T8">HAL_TIM_PWM_Init</text:span>(&amp;<text:span text:style-name="T6">htim3</text:span>) != <text:span text:style-name="T6">HAL_OK</text:span>)</text:p>
      <text:p text:style-name="P9">{</text:p>
      <text:p text:style-name="P9"><text:span text:style-name="T8">Error_Handler</text:span>();</text:p>
      <text:p text:style-name="P9">}</text:p>
      <text:p text:style-name="P9"><text:span text:style-name="T6">sMasterConfig</text:span>.<text:span text:style-name="T6">MasterOutputTrigger</text:span> = <text:span text:style-name="T8">TIM_TRGO_RESET</text:span>;</text:p>
      <text:p text:style-name="P9"><text:span text:style-name="T6">sMasterConfig</text:span>.<text:span text:style-name="T6">MasterSlaveMode</text:span> = <text:span text:style-name="T8">TIM_MASTERSLAVEMODE_DISABLE</text:span>;</text:p>
      <text:p text:style-name="P9">if (<text:span text:style-name="T8">HAL_TIMEx_MasterConfigSynchronization</text:span>(&amp;<text:span text:style-name="T6">htim3</text:span>, &amp;<text:span text:style-name="T6">sMasterConfig</text:span>) != <text:span text:style-name="T6">HAL_OK</text:span>)</text:p>
      <text:p text:style-name="P9">{</text:p>
      <text:p text:style-name="P9"><text:span text:style-name="T8">Error_Handler</text:span>();</text:p>
      <text:p text:style-name="P9">}</text:p>
      <text:p text:style-name="P9"><text:span text:style-name="T6">sConfigOC</text:span>.<text:span text:style-name="T6">OCMode</text:span> = <text:span text:style-name="T8">TIM_OCMODE_PWM1</text:span>;</text:p>
      <text:p text:style-name="P9"><text:span text:style-name="T6">sConfigOC</text:span>.<text:span text:style-name="T6">Pulse</text:span> = 0;</text:p>
      <text:p text:style-name="P9"><text:span text:style-name="T6">sConfigOC</text:span>.<text:span text:style-name="T6">OCPolarity</text:span> = <text:span text:style-name="T8">TIM_OCPOLARITY_HIGH</text:span>;</text:p>
      <text:p text:style-name="P9"><text:span text:style-name="T6">sConfigOC</text:span>.<text:span text:style-name="T6">OCFastMode</text:span> = <text:span text:style-name="T8">TIM_OCFAST_DISABLE</text:span>;</text:p>
      <text:p text:style-name="P9"><text:soft-page-break/>if (<text:span text:style-name="T8">HAL_TIM_PWM_ConfigChannel</text:span>(&amp;<text:span text:style-name="T6">htim3</text:span>, &amp;<text:span text:style-name="T6">sConfigOC</text:span>, <text:span text:style-name="T8">TIM_CHANNEL_3</text:span>) != <text:span text:style-name="T6">HAL_OK</text:span>)</text:p>
      <text:p text:style-name="P9">{</text:p>
      <text:p text:style-name="P9"><text:span text:style-name="T8">Error_Handler</text:span>();</text:p>
      <text:p text:style-name="P9">}</text:p>
      <text:p text:style-name="P9">/* USER CODE BEGIN TIM3_Init 2 */</text:p>
      <text:p text:style-name="P12"/>
      <text:p text:style-name="P9">/* USER CODE END TIM3_Init 2 */</text:p>
      <text:p text:style-name="P9"><text:span text:style-name="T8">HAL_TIM_MspPostInit</text:span>(&amp;<text:span text:style-name="T6">htim3</text:span>);</text:p>
      <text:p text:style-name="P12"/>
      <text:p text:style-name="P9">}</text:p>
      <text:p text:style-name="P12"/>
      <text:p text:style-name="P9">/**</text:p>
      <text:p text:style-name="P9">* @brief GPIO Initialization Function</text:p>
      <text:p text:style-name="P9">* @param None</text:p>
      <text:p text:style-name="P9">* @retval None</text:p>
      <text:p text:style-name="P9">*/</text:p>
      <text:p text:style-name="P9">static void <text:span text:style-name="T8">MX_GPIO_Init</text:span>(void)</text:p>
      <text:p text:style-name="P9">{</text:p>
      <text:p text:style-name="P9"><text:span text:style-name="T5">LL_EXTI_InitTypeDef</text:span> <text:span text:style-name="T6">EXTI_InitStruct</text:span> = {0};</text:p>
      <text:p text:style-name="P9"><text:span text:style-name="T5">LL_GPIO_InitTypeDef</text:span> <text:span text:style-name="T6">GPIO_InitStruct</text:span> = {0};</text:p>
      <text:p text:style-name="P9">/* USER CODE BEGIN MX_GPIO_Init_1 */</text:p>
      <text:p text:style-name="P9">/* USER CODE END MX_GPIO_Init_1 */</text:p>
      <text:p text:style-name="P12"/>
      <text:p text:style-name="P9">/* GPIO Ports Clock Enable */</text:p>
      <text:p text:style-name="P9"><text:span text:style-name="T8">LL_AHB1_GRP1_EnableClock</text:span>(<text:span text:style-name="T8">LL_AHB1_GRP1_PERIPH_GPIOF</text:span>);</text:p>
      <text:p text:style-name="P9"><text:span text:style-name="T8">LL_AHB1_GRP1_EnableClock</text:span>(<text:span text:style-name="T8">LL_AHB1_GRP1_PERIPH_GPIOA</text:span>);</text:p>
      <text:p text:style-name="P9"><text:span text:style-name="T8">LL_AHB1_GRP1_EnableClock</text:span>(<text:span text:style-name="T8">LL_AHB1_GRP1_PERIPH_GPIOB</text:span>);</text:p>
      <text:p text:style-name="P12"/>
      <text:p text:style-name="P9">/**/</text:p>
      <text:p text:style-name="P9"><text:span text:style-name="T8">LL_GPIO_ResetOutputPin</text:span>(<text:span text:style-name="T8">LED7_GPIO_Port</text:span>, <text:span text:style-name="T8">LED7_Pin</text:span>);</text:p>
      <text:p text:style-name="P12"/>
      <text:p text:style-name="P9">/**/</text:p>
      <text:p text:style-name="P9"><text:span text:style-name="T8">LL_SYSCFG_SetEXTISource</text:span>(<text:span text:style-name="T8">LL_SYSCFG_EXTI_PORTA</text:span>, <text:span text:style-name="T8">LL_SYSCFG_EXTI_LINE0</text:span>);</text:p>
      <text:p text:style-name="P12"/>
      <text:p text:style-name="P9">/**/</text:p>
      <text:p text:style-name="P9"><text:span text:style-name="T8">LL_GPIO_SetPinPull</text:span>(<text:span text:style-name="T8">Button0_GPIO_Port</text:span>, <text:span text:style-name="T8">Button0_Pin</text:span>, <text:span text:style-name="T8">LL_GPIO_PULL_UP</text:span>);</text:p>
      <text:p text:style-name="P12"/>
      <text:p text:style-name="P9">/**/</text:p>
      <text:p text:style-name="P9"><text:span text:style-name="T8">LL_GPIO_SetPinMode</text:span>(<text:span text:style-name="T8">Button0_GPIO_Port</text:span>, <text:span text:style-name="T8">Button0_Pin</text:span>, <text:span text:style-name="T8">LL_GPIO_MODE_INPUT</text:span>);</text:p>
      <text:p text:style-name="P12"/>
      <text:p text:style-name="P9">/**/</text:p>
      <text:p text:style-name="P9"><text:span text:style-name="T6">EXTI_InitStruct</text:span>.<text:span text:style-name="T6">Line_0_31</text:span> = <text:span text:style-name="T8">LL_EXTI_LINE_0</text:span>;</text:p>
      <text:p text:style-name="P9"><text:span text:style-name="T6">EXTI_InitStruct</text:span>.<text:span text:style-name="T6">LineCommand</text:span> = <text:span text:style-name="T6">ENABLE</text:span>;</text:p>
      <text:p text:style-name="P9"><text:span text:style-name="T6">EXTI_InitStruct</text:span>.<text:span text:style-name="T6">Mode</text:span> = <text:span text:style-name="T8">LL_EXTI_MODE_IT</text:span>;</text:p>
      <text:p text:style-name="P9"><text:span text:style-name="T6">EXTI_InitStruct</text:span>.<text:span text:style-name="T6">Trigger</text:span> = <text:span text:style-name="T8">LL_EXTI_TRIGGER_RISING</text:span>;</text:p>
      <text:p text:style-name="P9"><text:span text:style-name="T8">LL_EXTI_Init</text:span>(&amp;<text:span text:style-name="T6">EXTI_InitStruct</text:span>);</text:p>
      <text:p text:style-name="P12"/>
      <text:p text:style-name="P9">/**/</text:p>
      <text:p text:style-name="P9"><text:span text:style-name="T6">GPIO_InitStruct</text:span>.<text:span text:style-name="T6">Pin</text:span> = <text:span text:style-name="T8">LED7_Pin</text:span>;</text:p>
      <text:p text:style-name="P9"><text:span text:style-name="T6">GPIO_InitStruct</text:span>.<text:span text:style-name="T6">Mode</text:span> = <text:span text:style-name="T8">LL_GPIO_MODE_OUTPUT</text:span>;</text:p>
      <text:p text:style-name="P9"><text:span text:style-name="T6">GPIO_InitStruct</text:span>.<text:span text:style-name="T6">Speed</text:span> = <text:span text:style-name="T8">LL_GPIO_SPEED_FREQ_LOW</text:span>;</text:p>
      <text:p text:style-name="P9"><text:soft-page-break/><text:span text:style-name="T6">GPIO_InitStruct</text:span>.<text:span text:style-name="T6">OutputType</text:span> = <text:span text:style-name="T8">LL_GPIO_OUTPUT_PUSHPULL</text:span>;</text:p>
      <text:p text:style-name="P9"><text:span text:style-name="T6">GPIO_InitStruct</text:span>.<text:span text:style-name="T6">Pull</text:span> = <text:span text:style-name="T8">LL_GPIO_PULL_NO</text:span>;</text:p>
      <text:p text:style-name="P9"><text:span text:style-name="T8">LL_GPIO_Init</text:span>(<text:span text:style-name="T8">LED7_GPIO_Port</text:span>, &amp;<text:span text:style-name="T6">GPIO_InitStruct</text:span>);</text:p>
      <text:p text:style-name="P12"/>
      <text:p text:style-name="P9">/* USER CODE BEGIN MX_GPIO_Init_2 */</text:p>
      <text:p text:style-name="P9"><text:span text:style-name="T8">HAL_NVIC_SetPriority</text:span>(<text:span text:style-name="T6">EXTI0_1_IRQn</text:span>, 0, 0);</text:p>
      <text:p text:style-name="P9"><text:span text:style-name="T8">HAL_NVIC_EnableIRQ</text:span>(<text:span text:style-name="T6">EXTI0_1_IRQn</text:span>);</text:p>
      <text:p text:style-name="P9">/* USER CODE END MX_GPIO_Init_2 */</text:p>
      <text:p text:style-name="P9">}</text:p>
      <text:p text:style-name="P12"/>
      <text:p text:style-name="P9">/* USER CODE BEGIN 4 */</text:p>
      <text:p text:style-name="P9">void <text:span text:style-name="T8">EXTI0_1_IRQHandler</text:span>(void)</text:p>
      <text:p text:style-name="P9">{</text:p>
      <text:p text:style-name="P9">// TODO: Add code to switch LED7 delay frequency</text:p>
      <text:p text:style-name="P9"><text:span text:style-name="T5">uint32_t</text:span> <text:span text:style-name="T6">current_tick</text:span> = <text:span text:style-name="T8">HAL_GetTick</text:span>();</text:p>
      <text:p text:style-name="P12"/>
      <text:p text:style-name="P9">// check if button press is reasonably long after previous one</text:p>
      <text:p text:style-name="P9">if (<text:span text:style-name="T6">current_tick</text:span> - <text:span text:style-name="T6">button0_prev_tick</text:span> &gt; <text:span text:style-name="T6">debounce_delay</text:span>)</text:p>
      <text:p text:style-name="P9">{</text:p>
      <text:p text:style-name="P9">if (<text:span text:style-name="T6">delay_t</text:span> == 500) // change from 500 to 250</text:p>
      <text:p text:style-name="P9">{</text:p>
      <text:p text:style-name="P9"><text:span text:style-name="T6">delay_t</text:span> = 250;</text:p>
      <text:p text:style-name="P9">}</text:p>
      <text:p text:style-name="P9">else if (<text:span text:style-name="T6">delay_t</text:span> == 250) // change from 250 to 500</text:p>
      <text:p text:style-name="P9">{</text:p>
      <text:p text:style-name="P9"><text:span text:style-name="T6">delay_t</text:span> = 500;</text:p>
      <text:p text:style-name="P9">}</text:p>
      <text:p text:style-name="P12"/>
      <text:p text:style-name="P9"><text:span text:style-name="T6">button0_prev_tick</text:span> = <text:span text:style-name="T6">current_tick</text:span>; // set current tick to previous</text:p>
      <text:p text:style-name="P9">}</text:p>
      <text:p text:style-name="P9"><text:span text:style-name="T8">HAL_GPIO_EXTI_IRQHandler</text:span>(<text:span text:style-name="T8">Button0_Pin</text:span>); // Clear interrupt flags</text:p>
      <text:p text:style-name="P9">}</text:p>
      <text:p text:style-name="P12"/>
      <text:p text:style-name="P9">// TODO: Complete the writeLCD function</text:p>
      <text:p text:style-name="P9">void <text:span text:style-name="T8">writeLCD</text:span>(char *<text:span text:style-name="T6">char_in</text:span>){</text:p>
      <text:p text:style-name="P9"><text:span text:style-name="T8">delay</text:span>(3000);</text:p>
      <text:p text:style-name="P9"><text:span text:style-name="T8">lcd_command</text:span>(<text:span text:style-name="T8">CLEAR</text:span>);</text:p>
      <text:p text:style-name="P12"/>
      <text:p text:style-name="P9"><text:span text:style-name="T8">lcd_putstring</text:span>(<text:span text:style-name="T6">char_in</text:span>); // write string to ADC</text:p>
      <text:p text:style-name="P12"/>
      <text:p text:style-name="P9">}</text:p>
      <text:p text:style-name="P12"/>
      <text:p text:style-name="P9">// Get ADC value</text:p>
      <text:p text:style-name="P9"><text:span text:style-name="T5">uint32_t</text:span> <text:span text:style-name="T8">pollADC</text:span>(void){</text:p>
      <text:p text:style-name="P9">// TODO: Complete function body to get ADC val</text:p>
      <text:p text:style-name="P9"><text:span text:style-name="T8">HAL_ADC_Start</text:span>(&amp;<text:span text:style-name="T6">hadc</text:span>); // start ADC conversion</text:p>
      <text:p text:style-name="P9"><text:span text:style-name="T8">HAL_ADC_PollForConversion</text:span>(&amp;<text:span text:style-name="T6">hadc</text:span>, <text:span text:style-name="T8">HAL_MAX_DELAY</text:span>); // wait for ADC to finish converting</text:p>
      <text:p text:style-name="P9"><text:span text:style-name="T5">uint32_t</text:span> <text:span text:style-name="T6">val</text:span> = <text:span text:style-name="T8">HAL_ADC_GetValue</text:span>(&amp;<text:span text:style-name="T6">hadc</text:span>); // get ADC value</text:p>
      <text:p text:style-name="P12"/>
      <text:p text:style-name="P9">return <text:span text:style-name="T6">val</text:span>; // return</text:p>
      <text:p text:style-name="P9">}</text:p>
      <text:p text:style-name="P12"><text:soft-page-break/></text:p>
      <text:p text:style-name="P9">// Calculate PWM CCR value</text:p>
      <text:p text:style-name="P9"><text:span text:style-name="T5">uint32_t</text:span> <text:span text:style-name="T8">ADCtoCCR</text:span>(<text:span text:style-name="T5">uint32_t</text:span> <text:span text:style-name="T6">adc_val</text:span>){</text:p>
      <text:p text:style-name="P9">// TODO: Calculate CCR val using an appropriate equation</text:p>
      <text:p text:style-name="P12"/>
      <text:p text:style-name="P9"><text:span text:style-name="T5">uint32_t</text:span> <text:span text:style-name="T6">val</text:span> = <text:span text:style-name="T6">adc_val</text:span> * 47999 / 4095;</text:p>
      <text:p text:style-name="P12"/>
      <text:p text:style-name="P9">return <text:span text:style-name="T6">val</text:span>;</text:p>
      <text:p text:style-name="P9">}</text:p>
      <text:p text:style-name="P12"/>
      <text:p text:style-name="P9">void <text:span text:style-name="T8">ADC1_COMP_IRQHandler</text:span>(void)</text:p>
      <text:p text:style-name="P9">{</text:p>
      <text:p text:style-name="P9"><text:span text:style-name="T6">adc_val</text:span> = <text:span text:style-name="T8">HAL_ADC_GetValue</text:span>(&amp;<text:span text:style-name="T6">hadc</text:span>); // read adc value</text:p>
      <text:p text:style-name="P9"><text:span text:style-name="T8">HAL_ADC_IRQHandler</text:span>(&amp;<text:span text:style-name="T6">hadc</text:span>); //Clear flags</text:p>
      <text:p text:style-name="P9">}</text:p>
      <text:p text:style-name="P9">/* USER CODE END 4 */</text:p>
      <text:p text:style-name="P12"/>
      <text:p text:style-name="P9">/**</text:p>
      <text:p text:style-name="P9">* @brief This function is executed in case of error occurrence.</text:p>
      <text:p text:style-name="P9">* @retval None</text:p>
      <text:p text:style-name="P9">*/</text:p>
      <text:p text:style-name="P9">void <text:span text:style-name="T8">Error_Handler</text:span>(void)</text:p>
      <text:p text:style-name="P9">{</text:p>
      <text:p text:style-name="P9">/* USER CODE BEGIN Error_Handler_Debug */</text:p>
      <text:p text:style-name="P9">/* User can add his own implementation to report the HAL error return state */</text:p>
      <text:p text:style-name="P9"><text:span text:style-name="T8">__disable_irq</text:span>();</text:p>
      <text:p text:style-name="P9">while (1)</text:p>
      <text:p text:style-name="P9">{</text:p>
      <text:p text:style-name="P9">}</text:p>
      <text:p text:style-name="P9">/* USER CODE END Error_Handler_Debug */</text:p>
      <text:p text:style-name="P9">}</text:p>
      <text:p text:style-name="P12"/>
      <text:p text:style-name="P9">#ifdef USE_FULL_ASSERT</text:p>
      <text:p text:style-name="P9">/**</text:p>
      <text:p text:style-name="P9">* @brief Reports the name of the source file and the source line number</text:p>
      <text:p text:style-name="P9">* where the assert_param error has occurred.</text:p>
      <text:p text:style-name="P9">* @param file: pointer to the source file name</text:p>
      <text:p text:style-name="P9">* @param line: assert_param error line source number</text:p>
      <text:p text:style-name="P9">* @retval None</text:p>
      <text:p text:style-name="P9">*/</text:p>
      <text:p text:style-name="P9">void assert_failed(uint8_t *file, uint32_t line)</text:p>
      <text:p text:style-name="P9">{</text:p>
      <text:p text:style-name="P9">/* USER CODE BEGIN 6 */</text:p>
      <text:p text:style-name="P9">/* User can add his own implementation to report the file name and line number,</text:p>
      <text:p text:style-name="P9">ex: printf("Wrong parameters value: file %s on line %d\r\n", file, line) */</text:p>
      <text:p text:style-name="P9">/* USER CODE END 6 */</text:p>
      <text:p text:style-name="P9">}</text:p>
      <text:p text:style-name="P9">#endif /* USE_FULL_ASSERT */</text:p>
      <text:p text:style-name="P9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5:35:00.124990763</meta:creation-date>
    <dc:date>2023-09-19T15:48:29.922154038</dc:date>
    <meta:editing-duration>PT3M19S</meta:editing-duration>
    <meta:editing-cycles>1</meta:editing-cycles>
    <meta:document-statistic meta:table-count="0" meta:image-count="0" meta:object-count="0" meta:page-count="9" meta:paragraph-count="371" meta:word-count="1387" meta:character-count="10867" meta:non-whitespace-character-count="9855"/>
    <meta:generator>LibreOffice/7.3.7.2$Linux_X86_64 LibreOffice_project/30$Build-2</meta:generator>
  </office:meta>
</office:document-meta>
</file>